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05_18-26-34_000.mp4</text:p>
          </table:table-cell>
          <table:table-cell table:style-name="ce26" office:value-type="string">
            <text:p>:VIDEO / @自室 / 記録 / jap.flute / 演奏、play / R=1 / genre=melody,for=,file-piece-id=~,memo=~,session=hour-18,recording-id=~,other=~ / follow+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,file-piece-id=~,memo=~,session=hour-18,recording-id=~,other=~ / follow++">
            <text:p>:VIDEO / @自室 / 記録 / jap.flute / 演奏、play / R=1 / genre=melody,for=,file-piece-id=~,memo=~,session=hour-18,recording-id=~,other=~ / follow+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8-05_18-30-22_000.mp4</text:p>
          </table:table-cell>
          <table:table-cell table:style-name="ce26" office:value-type="string">
            <text:p>:VIDEO / @自室 / 記録 / jap.flute / 演奏、play / R=2 / genre=melody,for=,file-piece-id=~,memo=~,session=hour-18,recording-id=~,other=pitch-range:otsu / follow+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,for=,file-piece-id=~,memo=~,session=hour-18,recording-id=~,other=pitch-range:otsu / follow++">
            <text:p>:VIDEO / @自室 / 記録 / jap.flute / 演奏、play / R=2 / genre=melody,for=,file-piece-id=~,memo=~,session=hour-18,recording-id=~,other=pitch-range:otsu / follow+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8" office:value-type="string">
            <text:p>2023-08-05_18-44-34_000.mp4</text:p>
          </table:table-cell>
          <table:table-cell table:style-name="ce26" office:value-type="string">
            <text:p>:VIDEO / @自室 / 記録 / jap.flute / 演奏、play / R=3 / genre=melody,for=,file-piece-id=~,memo=~,session=hour-18,recording-id=~,other=pitch-range:kan~chuu-kan/ follow+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3 / genre=melody,for=,file-piece-id=~,memo=~,session=hour-18,recording-id=~,other=pitch-range:kan~chuu-kan/ follow++">
            <text:p>:VIDEO / @自室 / 記録 / jap.flute / 演奏、play / R=3 / genre=melody,for=,file-piece-id=~,memo=~,session=hour-18,recording-id=~,other=pitch-range:kan~chuu-kan/ follow++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 office:value-type="string">
            <text:p>2023-08-05_18-53-28_000.jpg</text:p>
          </table:table-cell>
          <table:table-cell table:style-name="ce26" office:value-type="string">
            <text:p>:m 記録 / 身体 / 全身像 / 顔 / 様子 / time=夜；occasion=楽器演奏したあと（篠笛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8-05_21-03-32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8-05_21-03-3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 office:value-type="string">
            <text:p>2023-08-06_01-02-10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寝た時刻 / 2023">
            <text:p>:m :PHOTO 寝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8-06_07-25-36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起きた時刻 / 2023">
            <text:p>:m :PHOTO 起きた時刻 / 2023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7" office:value-type="string">
            <text:p>2023-08-06_07-27-3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8-06_12-50-3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6">2023/08/06</text:date>, <text:time>17:33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6T17:33:17.96</dc:date>
    <dc:creator>岩淵 謙</dc:creator>
    <meta:editing-duration>P58DT1H35M24S</meta:editing-duration>
    <meta:editing-cycles>19372</meta:editing-cycles>
    <meta:document-statistic meta:table-count="2" meta:cell-count="919" meta:object-count="0"/>
    <meta:user-defined meta:name="qrichtext">1</meta:user-defined>
  </office:meta>
</office:document-meta>
</file>